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text-align="end" style:justify-single-word="false" style:writing-mode="rl-tb"/>
    </style:style>
    <style:style style:name="P2" style:family="paragraph" style:parent-style-name="Heading_20_2">
      <style:paragraph-properties fo:text-align="end" style:justify-single-word="false" style:writing-mode="rl-tb"/>
    </style:style>
    <style:style style:name="P3" style:family="paragraph" style:parent-style-name="Heading_20_3">
      <style:paragraph-properties fo:text-align="end" style:justify-single-word="false" style:writing-mode="rl-tb"/>
    </style:style>
    <style:style style:name="P4" style:family="paragraph" style:parent-style-name="Preformatted_20_Text">
      <style:paragraph-properties fo:margin-left="0cm" fo:margin-right="0cm" fo:text-align="end" style:justify-single-word="false" fo:text-indent="0cm" style:auto-text-indent="false" style:writing-mode="rl-tb"/>
    </style:style>
    <style:style style:name="P5" style:family="paragraph" style:parent-style-name="Preformatted_20_Text">
      <style:paragraph-properties fo:text-align="end" style:justify-single-word="false" style:writing-mode="rl-tb"/>
    </style:style>
    <style:style style:name="P6" style:family="paragraph" style:parent-style-name="Preformatted_20_Text">
      <style:paragraph-properties fo:margin-top="0cm" fo:margin-bottom="0.499cm" style:contextual-spacing="false" fo:text-align="end" style:justify-single-word="false" style:writing-mode="rl-tb"/>
    </style:style>
    <style:style style:name="P7" style:family="paragraph" style:parent-style-name="Standard">
      <style:paragraph-properties fo:text-align="end" style:justify-single-word="false" style:writing-mode="rl-tb"/>
    </style:style>
    <style:style style:name="P8" style:family="paragraph" style:parent-style-name="Text_20_body" style:list-style-name="L1">
      <style:paragraph-properties fo:text-align="end" style:justify-single-word="false" style:writing-mode="rl-tb"/>
    </style:style>
    <style:style style:name="P9" style:family="paragraph" style:parent-style-name="Text_20_body" style:list-style-name="L2">
      <style:paragraph-properties fo:text-align="end" style:justify-single-word="false" style:writing-mode="rl-tb"/>
    </style:style>
    <style:style style:name="P10" style:family="paragraph" style:parent-style-name="Text_20_body" style:list-style-name="L3">
      <style:paragraph-properties fo:text-align="end" style:justify-single-word="false" style:writing-mode="rl-tb"/>
    </style:style>
    <style:style style:name="P11" style:family="paragraph" style:parent-style-name="Text_20_body" style:list-style-name="L4">
      <style:paragraph-properties fo:text-align="end" style:justify-single-word="false" style:writing-mode="rl-tb"/>
    </style:style>
    <style:style style:name="P12" style:family="paragraph" style:parent-style-name="Text_20_body" style:list-style-name="L5">
      <style:paragraph-properties fo:text-align="end" style:justify-single-word="false" style:writing-mode="rl-tb"/>
    </style:style>
    <style:style style:name="P13" style:family="paragraph" style:parent-style-name="Text_20_body" style:list-style-name="L6">
      <style:paragraph-properties fo:text-align="end" style:justify-single-word="false" style:writing-mode="rl-tb"/>
    </style:style>
    <style:style style:name="P14" style:family="paragraph" style:parent-style-name="Text_20_body">
      <style:paragraph-properties fo:text-align="end" style:justify-single-word="false" style:writing-mode="rl-tb"/>
    </style:style>
    <style:style style:name="P15" style:family="paragraph" style:parent-style-name="Text_20_body" style:list-style-name="L7">
      <style:paragraph-properties fo:text-align="end" style:justify-single-word="false" style:writing-mode="rl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1️⃣ راه‌اندازی پروژه</text:h>
      <text:list text:style-name="L1">
        <text:list-item>
          <text:p text:style-name="P8">ایجاد ریپو Git</text:p>
        </text:list-item>
        <text:list-item>
          <text:p text:style-name="P8">ستاپ NestJS / Express</text:p>
        </text:list-item>
        <text:list-item>
          <text:p text:style-name="P8">تنظیم env</text:p>
        </text:list-item>
        <text:list-item>
          <text:p text:style-name="P8">اتصال به دیتابیس</text:p>
        </text:list-item>
        <text:list-item>
          <text:p text:style-name="P8">تنظیم ساختار پروژه</text:p>
        </text:list-item>
        <text:list-item>
          <text:p text:style-name="P8">docker-compose برای دیتابیس (اختیاری)</text:p>
        </text:list-item>
      </text:list>
      <text:p text:style-name="P1"/>
      <text:h text:style-name="P3" text:outline-level="3">2️⃣ احراز هویت</text:h>
      <text:list text:style-name="L2">
        <text:list-item>
          <text:p text:style-name="P9">طراحی مدل User</text:p>
        </text:list-item>
        <text:list-item>
          <text:p text:style-name="P9">ثبت‌نام</text:p>
        </text:list-item>
        <text:list-item>
          <text:p text:style-name="P9">لاگین</text:p>
        </text:list-item>
        <text:list-item>
          <text:p text:style-name="P9">هش پسورد</text:p>
        </text:list-item>
        <text:list-item>
          <text:p text:style-name="P9">JWT</text:p>
        </text:list-item>
        <text:list-item>
          <text:p text:style-name="P9">گارد / middleware برای روت‌ها</text:p>
        </text:list-item>
        <text:list-item>
          <text:p text:style-name="P9">گرفتن اطلاعات کاربر لاگین‌شده</text:p>
        </text:list-item>
      </text:list>
      <text:p text:style-name="P1"/>
      <text:h text:style-name="P3" text:outline-level="3">3️⃣ پروفایل کاربری</text:h>
      <text:list text:style-name="L3">
        <text:list-item>
          <text:p text:style-name="P10">دریافت پروفایل</text:p>
        </text:list-item>
        <text:list-item>
          <text:p text:style-name="P10">ویرایش پروفایل</text:p>
        </text:list-item>
        <text:list-item>
          <text:p text:style-name="P10">تغییر پسورد</text:p>
        </text:list-item>
        <text:list-item>
          <text:p text:style-name="P10">آپلود عکس پروفایل (local یا cloud)</text:p>
        </text:list-item>
      </text:list>
      <text:p text:style-name="P1"/>
      <text:h text:style-name="P3" text:outline-level="3">4️⃣ چت‌روم (Backend Logic)</text:h>
      <text:list text:style-name="L4">
        <text:list-item>
          <text:p text:style-name="P11">مدل Room</text:p>
        </text:list-item>
        <text:list-item>
          <text:p text:style-name="P11">مدل Message</text:p>
        </text:list-item>
        <text:list-item>
          <text:p text:style-name="P11">ایجاد روم</text:p>
        </text:list-item>
        <text:list-item>
          <text:p text:style-name="P11">عضویت در روم</text:p>
        </text:list-item>
        <text:list-item>
          <text:p text:style-name="P11"><text:soft-page-break/>لیست روم‌های کاربر</text:p>
        </text:list-item>
        <text:list-item>
          <text:p text:style-name="P11">دریافت پیام‌ها (pagination ساده)</text:p>
        </text:list-item>
      </text:list>
      <text:p text:style-name="P1"/>
      <text:h text:style-name="P3" text:outline-level="3">5️⃣ WebSocket (Real-time Chat)</text:h>
      <text:list text:style-name="L5">
        <text:list-item>
          <text:p text:style-name="P12">ستاپ Socket.io</text:p>
        </text:list-item>
        <text:list-item>
          <text:p text:style-name="P12">احراز هویت سوکت با JWT</text:p>
        </text:list-item>
        <text:list-item>
          <text:p text:style-name="P12">join / leave روم</text:p>
        </text:list-item>
        <text:list-item>
          <text:p text:style-name="P12">ارسال پیام real-time</text:p>
        </text:list-item>
        <text:list-item>
          <text:p text:style-name="P12">دریافت پیام real-time</text:p>
        </text:list-item>
        <text:list-item>
          <text:p text:style-name="P12">broadcast به اعضای روم</text:p>
        </text:list-item>
      </text:list>
      <text:p text:style-name="P1"/>
      <text:h text:style-name="P3" text:outline-level="3">6️⃣ موارد ضروری امنیتی</text:h>
      <text:list text:style-name="L6">
        <text:list-item>
          <text:p text:style-name="P13">validation ورودی‌ها</text:p>
        </text:list-item>
        <text:list-item>
          <text:p text:style-name="P13">هندل خطاها</text:p>
        </text:list-item>
        <text:list-item>
          <text:p text:style-name="P13">جلوگیری از ارسال پیام خالی</text:p>
        </text:list-item>
        <text:list-item>
          <text:p text:style-name="P13">محدودیت طول پیام</text:p>
        </text:list-item>
      </text:list>
      <text:p text:style-name="P7"/>
      <text:p text:style-name="P7"/>
      <text:h text:style-name="P2" text:outline-level="2">🧱 1️⃣ users</text:h>
      <text:p text:style-name="P4"><text:span text:style-name="Source_20_Text">CREATE TABLE users (</text:span></text:p>
      <text:p text:style-name="P5"><text:span text:style-name="Source_20_Text"><text:s text:c="4"/>id UUID PRIMARY KEY DEFAULT gen_random_uuid(),</text:span></text:p>
      <text:p text:style-name="P5"><text:span text:style-name="Source_20_Text"><text:s text:c="4"/>email VARCHAR(255) UNIQUE NOT NULL,</text:span></text:p>
      <text:p text:style-name="P5"><text:span text:style-name="Source_20_Text"><text:s text:c="4"/>password VARCHAR(255) NOT NULL,</text:span></text:p>
      <text:p text:style-name="P5"><text:span text:style-name="Source_20_Text"><text:s text:c="4"/>is_active BOOLEAN DEFAULT true,</text:span></text:p>
      <text:p text:style-name="P5"><text:span text:style-name="Source_20_Text"><text:s text:c="4"/>created_at TIMESTAMP DEFAULT now(),</text:span></text:p>
      <text:p text:style-name="P5"><text:span text:style-name="Source_20_Text"><text:s text:c="4"/>updated_at TIMESTAMP DEFAULT now()</text:span></text:p>
      <text:p text:style-name="P6"><text:span text:style-name="Source_20_Text">);</text:span></text:p>
      <text:p text:style-name="P1"/>
      <text:h text:style-name="P2" text:outline-level="2">👤 2️⃣ profiles</text:h>
      <text:p text:style-name="P14">(پروفایل جدا از یوزر → تمیزتر و قابل توسعه‌تر)</text:p>
      <text:p text:style-name="P4"><text:span text:style-name="Source_20_Text">CREATE TABLE profiles (</text:span></text:p>
      <text:p text:style-name="P5"><text:span text:style-name="Source_20_Text"><text:s text:c="4"/>id UUID PRIMARY KEY DEFAULT gen_random_uuid(),</text:span></text:p>
      <text:p text:style-name="P5"><text:span text:style-name="Source_20_Text"><text:s text:c="4"/>user_id UUID UNIQUE NOT NULL,</text:span></text:p>
      <text:p text:style-name="P5"><text:span text:style-name="Source_20_Text"><text:s text:c="4"/>username VARCHAR(50) UNIQUE NOT NULL,</text:span></text:p>
      <text:p text:style-name="P5"><text:soft-page-break/><text:span text:style-name="Source_20_Text"><text:s text:c="4"/>bio TEXT,</text:span></text:p>
      <text:p text:style-name="P5"><text:span text:style-name="Source_20_Text"><text:s text:c="4"/>avatar_url TEXT,</text:span></text:p>
      <text:p text:style-name="P5"><text:span text:style-name="Source_20_Text"><text:s text:c="4"/>created_at TIMESTAMP DEFAULT now(),</text:span></text:p>
      <text:p text:style-name="P5"><text:span text:style-name="Source_20_Text"><text:s text:c="4"/>updated_at TIMESTAMP DEFAULT now(),</text:span></text:p>
      <text:p text:style-name="P5"/>
      <text:p text:style-name="P5"><text:span text:style-name="Source_20_Text"><text:s text:c="4"/>CONSTRAINT fk_profiles_user</text:span></text:p>
      <text:p text:style-name="P5"><text:span text:style-name="Source_20_Text"><text:s text:c="8"/>FOREIGN KEY (user_id)</text:span></text:p>
      <text:p text:style-name="P5"><text:span text:style-name="Source_20_Text"><text:s text:c="8"/>REFERENCES users(id)</text:span></text:p>
      <text:p text:style-name="P5"><text:span text:style-name="Source_20_Text"><text:s text:c="8"/>ON DELETE CASCADE</text:span></text:p>
      <text:p text:style-name="P6"><text:span text:style-name="Source_20_Text">);</text:span></text:p>
      <text:p text:style-name="P1"/>
      <text:h text:style-name="P2" text:outline-level="2">🏠 3️⃣ rooms</text:h>
      <text:p text:style-name="P4"><text:span text:style-name="Source_20_Text">CREATE TABLE rooms (</text:span></text:p>
      <text:p text:style-name="P5"><text:span text:style-name="Source_20_Text"><text:s text:c="4"/>id UUID PRIMARY KEY DEFAULT gen_random_uuid(),</text:span></text:p>
      <text:p text:style-name="P5"><text:span text:style-name="Source_20_Text"><text:s text:c="4"/>name VARCHAR(100) NOT NULL,</text:span></text:p>
      <text:p text:style-name="P5"><text:span text:style-name="Source_20_Text"><text:s text:c="4"/>is_private BOOLEAN DEFAULT false,</text:span></text:p>
      <text:p text:style-name="P5"><text:span text:style-name="Source_20_Text"><text:s text:c="4"/>created_by UUID NOT NULL,</text:span></text:p>
      <text:p text:style-name="P5"><text:span text:style-name="Source_20_Text"><text:s text:c="4"/>created_at TIMESTAMP DEFAULT now(),</text:span></text:p>
      <text:p text:style-name="P5"/>
      <text:p text:style-name="P5"><text:span text:style-name="Source_20_Text"><text:s text:c="4"/>CONSTRAINT fk_rooms_creator</text:span></text:p>
      <text:p text:style-name="P5"><text:span text:style-name="Source_20_Text"><text:s text:c="8"/>FOREIGN KEY (created_by)</text:span></text:p>
      <text:p text:style-name="P5"><text:span text:style-name="Source_20_Text"><text:s text:c="8"/>REFERENCES users(id)</text:span></text:p>
      <text:p text:style-name="P5"><text:span text:style-name="Source_20_Text"><text:s text:c="8"/>ON DELETE CASCADE</text:span></text:p>
      <text:p text:style-name="P6"><text:span text:style-name="Source_20_Text">);</text:span></text:p>
      <text:p text:style-name="P1"/>
      <text:h text:style-name="P2" text:outline-level="2">👥 4️⃣ room_participants</text:h>
      <text:p text:style-name="P14">(رابط بین کاربر و روم)</text:p>
      <text:p text:style-name="P4"><text:span text:style-name="Source_20_Text">CREATE TABLE room_participants (</text:span></text:p>
      <text:p text:style-name="P5"><text:span text:style-name="Source_20_Text"><text:s text:c="4"/>id UUID PRIMARY KEY DEFAULT gen_random_uuid(),</text:span></text:p>
      <text:p text:style-name="P5"><text:span text:style-name="Source_20_Text"><text:s text:c="4"/>room_id UUID NOT NULL,</text:span></text:p>
      <text:p text:style-name="P5"><text:span text:style-name="Source_20_Text"><text:s text:c="4"/>user_id UUID NOT NULL,</text:span></text:p>
      <text:p text:style-name="P5"><text:span text:style-name="Source_20_Text"><text:s text:c="4"/>joined_at TIMESTAMP DEFAULT now(),</text:span></text:p>
      <text:p text:style-name="P5"/>
      <text:p text:style-name="P5"><text:span text:style-name="Source_20_Text"><text:s text:c="4"/>CONSTRAINT fk_rp_room</text:span></text:p>
      <text:p text:style-name="P5"><text:span text:style-name="Source_20_Text"><text:s text:c="8"/>FOREIGN KEY (room_id)</text:span></text:p>
      <text:p text:style-name="P5"><text:span text:style-name="Source_20_Text"><text:s text:c="8"/>REFERENCES rooms(id)</text:span></text:p>
      <text:p text:style-name="P5"><text:span text:style-name="Source_20_Text"><text:s text:c="8"/>ON DELETE CASCADE,</text:span></text:p>
      <text:p text:style-name="P5"/>
      <text:p text:style-name="P5"><text:span text:style-name="Source_20_Text"><text:s text:c="4"/>CONSTRAINT fk_rp_user</text:span></text:p>
      <text:p text:style-name="P5"><text:span text:style-name="Source_20_Text"><text:s text:c="8"/>FOREIGN KEY (user_id)</text:span></text:p>
      <text:p text:style-name="P5"><text:span text:style-name="Source_20_Text"><text:s text:c="8"/>REFERENCES users(id)</text:span></text:p>
      <text:p text:style-name="P5"><text:span text:style-name="Source_20_Text"><text:s text:c="8"/>ON DELETE CASCADE,</text:span></text:p>
      <text:p text:style-name="P5"/>
      <text:p text:style-name="P5"><text:span text:style-name="Source_20_Text"><text:s text:c="4"/>UNIQUE (room_id, user_id)</text:span></text:p>
      <text:p text:style-name="P6"><text:span text:style-name="Source_20_Text">);</text:span></text:p>
      <text:p text:style-name="P1"/>
      <text:h text:style-name="P2" text:outline-level="2"><text:soft-page-break/>💬 5️⃣ messages</text:h>
      <text:p text:style-name="P4"><text:span text:style-name="Source_20_Text">CREATE TABLE messages (</text:span></text:p>
      <text:p text:style-name="P5"><text:span text:style-name="Source_20_Text"><text:s text:c="4"/>id UUID PRIMARY KEY DEFAULT gen_random_uuid(),</text:span></text:p>
      <text:p text:style-name="P5"><text:span text:style-name="Source_20_Text"><text:s text:c="4"/>room_id UUID NOT NULL,</text:span></text:p>
      <text:p text:style-name="P5"><text:span text:style-name="Source_20_Text"><text:s text:c="4"/>sender_id UUID NOT NULL,</text:span></text:p>
      <text:p text:style-name="P5"><text:span text:style-name="Source_20_Text"><text:s text:c="4"/>content TEXT NOT NULL,</text:span></text:p>
      <text:p text:style-name="P5"><text:span text:style-name="Source_20_Text"><text:s text:c="4"/>created_at TIMESTAMP DEFAULT now(),</text:span></text:p>
      <text:p text:style-name="P5"/>
      <text:p text:style-name="P5"><text:span text:style-name="Source_20_Text"><text:s text:c="4"/>CONSTRAINT fk_messages_room</text:span></text:p>
      <text:p text:style-name="P5"><text:span text:style-name="Source_20_Text"><text:s text:c="8"/>FOREIGN KEY (room_id)</text:span></text:p>
      <text:p text:style-name="P5"><text:span text:style-name="Source_20_Text"><text:s text:c="8"/>REFERENCES rooms(id)</text:span></text:p>
      <text:p text:style-name="P5"><text:span text:style-name="Source_20_Text"><text:s text:c="8"/>ON DELETE CASCADE,</text:span></text:p>
      <text:p text:style-name="P5"/>
      <text:p text:style-name="P5"><text:span text:style-name="Source_20_Text"><text:s text:c="4"/>CONSTRAINT fk_messages_sender</text:span></text:p>
      <text:p text:style-name="P5"><text:span text:style-name="Source_20_Text"><text:s text:c="8"/>FOREIGN KEY (sender_id)</text:span></text:p>
      <text:p text:style-name="P5"><text:span text:style-name="Source_20_Text"><text:s text:c="8"/>REFERENCES users(id)</text:span></text:p>
      <text:p text:style-name="P5"><text:span text:style-name="Source_20_Text"><text:s text:c="8"/>ON DELETE CASCADE</text:span></text:p>
      <text:p text:style-name="P6"><text:span text:style-name="Source_20_Text">);</text:span></text:p>
      <text:p text:style-name="P1"/>
      <text:h text:style-name="P2" text:outline-level="2">⚡ ایندکس‌های پیشنهادی (خیلی مهم برای چت)</text:h>
      <text:p text:style-name="P4"><text:span text:style-name="Source_20_Text">CREATE INDEX idx_messages_room_id ON messages(room_id);</text:span></text:p>
      <text:p text:style-name="P5"><text:span text:style-name="Source_20_Text">CREATE INDEX idx_messages_created_at ON messages(created_at);</text:span></text:p>
      <text:p text:style-name="P6"><text:span text:style-name="Source_20_Text">CREATE INDEX idx_room_participants_user_id ON room_participants(user_id);</text:span></text:p>
      <text:p text:style-name="P1"/>
      <text:h text:style-name="P2" text:outline-level="2">🧠 رابطه‌ها به‌صورت خلاصه</text:h>
      <text:list text:style-name="L7">
        <text:list-item>
          <text:p text:style-name="P15">User ↔ Profile → one-to-one</text:p>
        </text:list-item>
        <text:list-item>
          <text:p text:style-name="P15">User ↔ Room → many-to-many</text:p>
        </text:list-item>
        <text:list-item>
          <text:p text:style-name="P15">Room ↔ Message → one-to-many</text:p>
        </text:list-item>
        <text:list-item>
          <text:p text:style-name="P15">User ↔ Message → one-to-many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5T20:02:25.067894653</meta:creation-date>
    <dc:date>2025-12-25T20:10:10.815467747</dc:date>
    <meta:editing-duration>PT7M46S</meta:editing-duration>
    <meta:editing-cycles>1</meta:editing-cycles>
    <meta:generator>LibreOffice/24.2.6.2$Linux_X86_64 LibreOffice_project/ef66aa7e36a1bb8e65bfbc63aba53045a14d0871</meta:generator>
    <meta:document-statistic meta:table-count="0" meta:image-count="0" meta:object-count="0" meta:page-count="4" meta:paragraph-count="117" meta:word-count="435" meta:character-count="2994" meta:non-whitespace-character-count="2433"/>
  </office:meta>
</office:document-meta>
</file>